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200000010404F9A28D.jpg"/>
  <manifest:file-entry manifest:media-type="image/png" manifest:full-path="Pictures/1000020100000020000000209CD9549D.png"/>
  <manifest:file-entry manifest:media-type="image/jpeg" manifest:full-path="Pictures/100000000000000C0000011F81378DB1.jpg"/>
  <manifest:file-entry manifest:media-type="image/jpeg" manifest:full-path="Pictures/10000000000001080000003E4C04DCBB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dr3d="urn:oasis:names:tc:opendocument:xmlns:dr3d:1.0" xmlns:oooc="http://openoffice.org/2004/calc" xmlns:script="urn:oasis:names:tc:opendocument:xmlns:script:1.0" xmlns:math="http://www.w3.org/1998/Math/MathML" xmlns:dom="http://www.w3.org/2001/xml-events" xmlns:xsi="http://www.w3.org/2001/XMLSchema-instance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xforms="http://www.w3.org/2002/xforms" xmlns:field="urn:openoffice:names:experimental:ooxml-odf-interop:xmlns:field:1.0" xmlns:form="urn:oasis:names:tc:opendocument:xmlns:form:1.0" xmlns:draw="urn:oasis:names:tc:opendocument:xmlns:drawing:1.0" xmlns:office="urn:oasis:names:tc:opendocument:xmlns:office:1.0" xmlns:fo="urn:oasis:names:tc:opendocument:xmlns:xsl-fo-compatible:1.0" xmlns:dc="http://purl.org/dc/elements/1.1/" xmlns:xsd="http://www.w3.org/2001/XMLSchema" xmlns:xlink="http://www.w3.org/1999/xlink" xmlns:ooow="http://openoffice.org/2004/writer" xmlns:chart="urn:oasis:names:tc:opendocument:xmlns:chart:1.0" xmlns:style="urn:oasis:names:tc:opendocument:xmlns:style:1.0" office:version="1.1">
  <office:scripts/>
  <office:font-face-decls>
    <style:font-face style:name="StarSymbol" svg:font-family="StarSymbol"/>
    <style:font-face style:name="Verdana" style:font-family-generic="swiss" svg:font-family="Verdana"/>
    <style:font-face style:name="Monospace" style:font-pitch="fixed" svg:font-family="Monospace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2" style:font-pitch="variable" style:font-family-generic="swiss" svg:font-family="'Trebuchet MS'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automatic-styles>
    <style:style style:name="Table1" style:family="table" style:master-page-name="Fattura">
      <style:table-properties style:shadow="none" table:align="margins" style:page-number="0" style:width="16.942cm"/>
    </style:style>
    <style:style style:name="Table1.A" style:family="table-column">
      <style:table-column-properties style:column-width="3.44cm" style:rel-column-width="1950*"/>
    </style:style>
    <style:style style:name="Table1.B" style:family="table-column">
      <style:table-column-properties style:column-width="2.487cm" style:rel-column-width="1410*"/>
    </style:style>
    <style:style style:name="Table1.C" style:family="table-column">
      <style:table-column-properties style:column-width="2.117cm" style:rel-column-width="1200*"/>
    </style:style>
    <style:style style:name="Table1.D" style:family="table-column">
      <style:table-column-properties style:column-width="0.714cm" style:rel-column-width="405*"/>
    </style:style>
    <style:style style:name="Table1.E" style:family="table-column">
      <style:table-column-properties style:column-width="0.291cm" style:rel-column-width="165*"/>
    </style:style>
    <style:style style:name="Table1.F" style:family="table-column">
      <style:table-column-properties style:column-width="5.47cm" style:rel-column-width="3101*"/>
    </style:style>
    <style:style style:name="Table1.G" style:family="table-column">
      <style:table-column-properties style:column-width="2.424cm" style:rel-column-width="1374*"/>
    </style:style>
    <style:style style:name="Table1.A1" style:family="table-cell">
      <style:table-cell-properties fo:border="none" fo:padding="0.097cm"/>
    </style:style>
    <style:style style:name="Table1.A10" style:family="table-cell">
      <style:table-cell-properties fo:border-bottom="0.002cm solid #000000" fo:border-right="none" fo:padding="0.097cm" fo:border-left="0.002cm solid #000000" fo:border-top="0.002cm solid #000000"/>
    </style:style>
    <style:style style:name="Table1.D10" style:family="table-cell">
      <style:table-cell-properties fo:border="0.002cm solid #000000" fo:padding="0.097cm"/>
    </style:style>
    <style:style style:name="Table2" style:family="table">
      <style:table-properties table:align="margins" style:width="16.942cm"/>
    </style:style>
    <style:style style:name="Table2.A" style:family="table-column">
      <style:table-column-properties style:column-width="13.573cm" style:rel-column-width="7695*"/>
    </style:style>
    <style:style style:name="Table2.B" style:family="table-column">
      <style:table-column-properties style:column-width="3.369cm" style:rel-column-width="1910*"/>
    </style:style>
    <style:style style:name="Table2.A1" style:family="table-cell">
      <style:table-cell-properties fo:border-bottom="none" fo:border-right="none" fo:padding="0.097cm" fo:border-left="0.002cm solid #000000" fo:border-top="0.002cm solid #000000"/>
    </style:style>
    <style:style style:name="Table2.B1" style:family="table-cell">
      <style:table-cell-properties fo:border-bottom="none" fo:border-right="0.002cm solid #0047ff" fo:padding="0.097cm" fo:border-left="0.002cm solid #0047ff" fo:border-top="0.002cm solid #0047ff"/>
    </style:style>
    <style:style style:name="Table2.A2" style:family="table-cell">
      <style:table-cell-properties fo:border-bottom="none" fo:border-right="none" fo:padding="0.097cm" fo:border-left="0.002cm solid #000000" fo:border-top="none"/>
    </style:style>
    <style:style style:name="Table2.B2" style:family="table-cell">
      <style:table-cell-properties fo:border-bottom="none" fo:border-right="0.002cm solid #0047ff" fo:padding="0.097cm" fo:border-left="0.002cm solid #0047ff" fo:border-top="none"/>
    </style:style>
    <style:style style:name="Table2.A4" style:family="table-cell">
      <style:table-cell-properties fo:border-bottom="0.002cm solid #000000" fo:border-right="none" fo:padding="0.097cm" fo:border-left="0.002cm solid #000000" fo:border-top="none"/>
    </style:style>
    <style:style style:name="Table2.B4" style:family="table-cell">
      <style:table-cell-properties fo:border-bottom="0.002cm solid #0047ff" fo:border-right="0.002cm solid #0047ff" fo:padding="0.097cm" fo:border-left="0.002cm solid #0047ff" fo:border-top="none"/>
    </style:style>
    <style:style style:name="Table2.A5" style:family="table-cell">
      <style:table-cell-properties fo:border="none" fo:padding="0.097cm"/>
    </style:style>
    <style:style style:name="Table3" style:family="table">
      <style:table-properties table:align="margins" style:width="16.942cm"/>
    </style:style>
    <style:style style:name="Table3.A" style:family="table-column">
      <style:table-column-properties style:column-width="3.676cm" style:rel-column-width="2084*"/>
    </style:style>
    <style:style style:name="Table3.B" style:family="table-column">
      <style:table-column-properties style:column-width="1.969cm" style:rel-column-width="1116*"/>
    </style:style>
    <style:style style:name="Table3.C" style:family="table-column">
      <style:table-column-properties style:column-width="2.824cm" style:rel-column-width="1601*"/>
    </style:style>
    <style:style style:name="Table3.D" style:family="table-column">
      <style:table-column-properties style:column-width="1.903cm" style:rel-column-width="1079*"/>
    </style:style>
    <style:style style:name="Table3.E" style:family="table-column">
      <style:table-column-properties style:column-width="3.201cm" style:rel-column-width="1815*"/>
    </style:style>
    <style:style style:name="Table3.F" style:family="table-column">
      <style:table-column-properties style:column-width="3.369cm" style:rel-column-width="1910*"/>
    </style:style>
    <style:style style:name="Table3.1" style:family="table-row">
      <style:table-row-properties fo:keep-together="always" style:keep-together="false"/>
    </style:style>
    <style:style style:name="Table3.A1" style:family="table-cell">
      <style:table-cell-properties fo:border="none" fo:padding="0.097cm"/>
    </style:style>
    <style:style style:name="Table3.F1" style:family="table-cell">
      <style:table-cell-properties fo:border-bottom="none" fo:border-right="0.002cm solid #0047ff" fo:padding="0.097cm" fo:border-left="0.002cm solid #0047ff" fo:border-top="0.002cm solid #0047ff"/>
    </style:style>
    <style:style style:name="Table3.F2" style:family="table-cell">
      <style:table-cell-properties fo:border-bottom="none" fo:border-right="0.002cm solid #0047ff" fo:padding="0.097cm" fo:border-left="0.002cm solid #0047ff" fo:border-top="none"/>
    </style:style>
    <style:style style:name="Table3.F3" style:family="table-cell">
      <style:table-cell-properties fo:border-bottom="0.002cm solid #0047ff" fo:border-right="0.002cm solid #0047ff" fo:padding="0.097cm" fo:border-left="0.002cm solid #0047ff" fo:border-top="none"/>
    </style:style>
    <style:style style:name="Table3.B4" style:family="table-cell">
      <style:table-cell-properties fo:border="0.002cm solid #000000" fo:padding="0.097cm"/>
    </style:style>
    <style:style style:name="Table3.B5" style:family="table-cell">
      <style:table-cell-properties fo:border-bottom="0.002cm solid #000000" fo:border-right="0.002cm solid #000000" fo:padding="0.097cm" fo:border-left="0.002cm solid #000000" fo:border-top="none"/>
    </style:style>
    <style:style style:name="Table3.D12" style:family="table-cell">
      <style:table-cell-properties fo:border-bottom="0.002cm solid #000000" fo:border-right="none" fo:padding="0.097cm" fo:border-left="none" fo:border-top="none"/>
    </style:style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3" style:parent-style-name="Header" style:family="paragraph">
      <style:paragraph-properties style:justify-single-word="false" fo:text-align="end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P6" style:parent-style-name="Table_20_Contents" style:family="paragraph">
      <style:text-properties fo:font-weight="bold" style:font-weight-complex="bold" fo:color="#0066cc" style:font-weight-asian="bold"/>
    </style:style>
    <style:style style:name="P7" style:parent-style-name="Table_20_Contents" style:family="paragraph">
      <style:paragraph-properties style:justify-single-word="false" fo:text-align="end"/>
    </style:style>
    <style:style style:name="P8" style:parent-style-name="Standard" style:family="paragraph">
      <style:paragraph-properties style:writing-mode="lr-tb" style:text-autospace="none" style:justify-single-word="false" fo:text-align="start"/>
      <style:text-properties fo:font-size="10.5pt" style:font-size-asian="10.5pt" style:font-size-complex="10.5pt" style:font-name="Trebuchet MS2"/>
    </style:style>
    <style:style style:name="P9" style:parent-style-name="Standard" style:family="paragraph">
      <style:paragraph-properties style:writing-mode="lr-tb" style:text-autospace="none" style:justify-single-word="false" fo:text-align="start"/>
      <style:text-properties fo:font-size="10.5pt" style:font-size-asian="10.5pt" style:font-size-complex="10.5pt" style:font-name="Trebuchet MS2"/>
    </style:style>
    <style:style style:name="P10" style:parent-style-name="Table_20_Contents" style:family="paragraph">
      <style:paragraph-properties style:justify-single-word="false" fo:text-align="center"/>
    </style:style>
    <style:style style:name="P11" style:parent-style-name="Table_20_Contents" style:family="paragraph">
      <style:paragraph-properties style:justify-single-word="false" fo:text-align="end"/>
    </style:style>
    <style:style style:name="P12" style:parent-style-name="Table_20_Contents" style:family="paragraph">
      <style:text-properties fo:font-weight="bold" style:font-weight-complex="bold" fo:color="#0066cc" style:font-weight-asian="bold"/>
    </style:style>
    <style:style style:name="P13" style:parent-style-name="Table_20_Contents" style:family="paragraph">
      <style:text-properties fo:color="#0047ff"/>
    </style:style>
    <style:style style:name="P14" style:parent-style-name="Table_20_Contents" style:family="paragraph">
      <style:text-properties fo:font-weight="bold" style:font-weight-complex="bold" fo:color="#0047ff" style:font-weight-asian="bold"/>
    </style:style>
    <style:style style:name="P15" style:parent-style-name="Table_20_Contents" style:family="paragraph">
      <style:paragraph-properties style:justify-single-word="false" fo:text-align="center"/>
      <style:text-properties fo:color="#0047ff"/>
    </style:style>
    <style:style style:name="P16" style:parent-style-name="Table_20_Contents" style:family="paragraph">
      <style:text-properties fo:font-size="13pt" style:font-size-asian="13pt" style:font-size-complex="13pt"/>
    </style:style>
    <style:style style:name="T1" style:family="text">
      <style:text-properties fo:font-weight="normal" style:font-weight-complex="normal" style:font-weight-asian="normal"/>
    </style:style>
    <style:style style:name="T2" style:family="text">
      <style:text-properties fo:font-weight="normal" style:font-weight-complex="bold" fo:color="#000000" style:font-weight-asian="bold"/>
    </style:style>
    <style:style style:name="T3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cm 0cm 0cm 0cm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cm 0cm 0cm 0cm)" draw:red="0%" draw:luminance="0%" draw:gamma="100%" style:run-through="background" style:horizontal-rel="paragraph" style:mirror="none" draw:color-inversion="false" style:vertical-pos="from-top"/>
    </style: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office:value-type="string" table:number-columns-spanned="2" table:style-name="Table1.A1">
            <text:p text:style-name="P16">
<text:span text:style-name="Ruby_20_Value">
<text:span text:style-name="T2">
span('Strong Emphasis',options.title)
</text:span>
</text:span>
</text:p>
          </table:table-cell>
          <table:covered-table-cell/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>
Spett.le
</text:p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Top Consulting &amp; Service srl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>
c.a.
</text:p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De SIlvestri Marini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>
data ordine
</text:p>
          </table:table-cell>
          <table:table-cell office:value-type="string" table:style-name="Table1.A1">
            <text:p text:style-name="P6">
n. ordine
</text:p>
          </table:table-cell>
          <table:table-cell office:value-type="string" table:style-name="Table1.A1">
            <text:p text:style-name="P6">
job nr.
</text:p>
          </table:table-cell>
          <table:table-cell office:value-type="string" table:number-columns-spanned="4" table:style-name="Table1.A1">
            <text:p text:style-name="P6">
oggetto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A10">
            <text:p text:style-name="Table_20_Contents">
17/04/2009
</text:p>
          </table:table-cell>
          <table:table-cell office:value-type="string" table:style-name="Table1.A10">
            <text:p text:style-name="Table_20_Contents">
002/2009
</text:p>
          </table:table-cell>
          <table:table-cell office:value-type="string" table:style-name="Table1.A10">
            <text:p text:style-name="Table_20_Contents">
003/2009
</text:p>
          </table:table-cell>
          <table:table-cell office:value-type="string" table:number-columns-spanned="4" table:style-name="Table1.D10">
            <text:p text:style-name="Table_20_Contents">
Ordine per progetto 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A1">
            <text:p text:style-name="P6">
descrizione ordine
</text:p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office:value-type="string" table:style-name="Table2.A1">

</table:table-cell>
          <table:table-cell office:value-type="string" table:style-name="Table2.B1">
            <text:p text:style-name="P7"/>
          </table:table-cell>
        </table:table-row>
        <table:table-row>
          <table:table-cell office:value-type="string" table:style-name="Table2.A2">
            <text:p text:style-name="Table_20_Contents">
n. 6  illustrazioni 3d, alta definizione  €0,00/Cad.
</text:p>
          </table:table-cell>
          <table:table-cell office:value-type="string" table:style-name="Table2.B2">
            <text:p text:style-name="P7">
€0,00
</text:p>
          </table:table-cell>
        </table:table-row>
        <table:table-row>
          <table:table-cell office:value-type="string" table:style-name="Table2.A2">

</table:table-cell>
          <table:table-cell office:value-type="string" table:style-name="Table2.B1">
            <text:p text:style-name="P7"/>
          </table:table-cell>
        </table:table-row>
        <table:table-row>
          <table:table-cell office:value-type="string" table:style-name="Table2.A2">
            <text:p text:style-name="Table_20_Contents">
n. 1  CONSUNTIVO VOLANTINI  €0,00/Cad.
</text:p>
          </table:table-cell>
          <table:table-cell office:value-type="string" table:style-name="Table2.B2">
            <text:p text:style-name="P7">
€0,00
</text:p>
          </table:table-cell>
        </table:table-row>
        <table:table-row>
          <table:table-cell office:value-type="string" table:style-name="Table2.A2">

</table:table-cell>
          <table:table-cell office:value-type="string" table:style-name="Table2.B1">
            <text:p text:style-name="P7"/>
          </table:table-cell>
        </table:table-row>
        <table:table-row>
          <table:table-cell office:value-type="string" table:style-name="Table2.A2">
            <text:p text:style-name="Table_20_Contents">
n. 340  promo desk  €25,80/Cad.
</text:p>
          </table:table-cell>
          <table:table-cell office:value-type="string" table:style-name="Table2.B2">
            <text:p text:style-name="P7">
€8.772,00
</text:p>
          </table:table-cell>
        </table:table-row>
        <table:table-row>
          <table:table-cell office:value-type="string" table:style-name="Table2.A2">

</table:table-cell>
          <table:table-cell office:value-type="string" table:style-name="Table2.B1">
            <text:p text:style-name="P7"/>
          </table:table-cell>
        </table:table-row>
        <table:table-row>
          <table:table-cell office:value-type="string" table:style-name="Table2.A2">
            <text:p text:style-name="Table_20_Contents">
n. 340  totem  €39,00/Cad.
</text:p>
          </table:table-cell>
          <table:table-cell office:value-type="string" table:style-name="Table2.B2">
            <text:p text:style-name="P7">
€13.260,00
</text:p>
          </table:table-cell>
        </table:table-row>
        <table:table-row>
          <table:table-cell office:value-type="string" table:style-name="Table2.A2">

</table:table-cell>
          <table:table-cell office:value-type="string" table:style-name="Table2.B1">
            <text:p text:style-name="P7"/>
          </table:table-cell>
        </table:table-row>
        <table:table-row>
          <table:table-cell office:value-type="string" table:style-name="Table2.A2">
            <text:p text:style-name="Table_20_Contents">
n. 1  movimentazione materiali c/o vs magazzini  €1.380,00/Cad.
</text:p>
          </table:table-cell>
          <table:table-cell office:value-type="string" table:style-name="Table2.B2">
            <text:p text:style-name="P7">
€1.380,00
</text:p>
          </table:table-cell>
        </table:table-row>
        <table:table-row>
          <table:table-cell office:value-type="string" table:style-name="Table2.A2">

</table:table-cell>
          <table:table-cell office:value-type="string" table:style-name="Table2.B2">
            <text:p text:style-name="P7"/>
          </table:table-cell>
        </table:table-row>
        <table:table-row>
          <table:table-cell office:value-type="string" table:style-name="Table2.A4">
            <text:p text:style-name="Table_20_Contents"/>
          </table:table-cell>
          <table:table-cell office:value-type="string" table:style-name="Table2.B4">
            <text:p text:style-name="P7"/>
          </table:table-cell>
        </table:table-row>
        <table:table-row>
          <table:table-cell office:value-type="string" table:style-name="Table2.A5">
            <text:p text:style-name="P8">
Vi preghiamo riportare il numero d'ordine sulla Vs fattura
</text:p>
          </table:table-cell>
          <table:table-cell office:value-type="string" table:style-name="Table2.A5">
            <text:p text:style-name="P7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F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P14">
totale imponibile
</text:p>
          </table:table-cell>
          <table:table-cell office:value-type="string" table:style-name="Table3.F2">
            <text:p text:style-name="P7">
<text:span text:style-name="String Emphasis"/>
</text:p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F3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P13">
mod. pagamento
</text:p>
          </table:table-cell>
          <table:table-cell office:value-type="string" table:number-columns-spanned="3" table:style-name="Table3.B4">
            <text:p text:style-name="Table_20_Contents">

</text:p>
          </table:table-cell>
          <table:covered-table-cell/>
          <table:covered-table-cell/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P13">
consegna
</text:p>
          </table:table-cell>
          <table:table-cell office:value-type="string" table:number-columns-spanned="3" table:style-name="Table3.B5">
            <text:p text:style-name="Table_20_Contents">
Via delle Montagne Rocciose, fra due settimana
</text:p>
          </table:table-cell>
          <table:covered-table-cell/>
          <table:covered-table-cell/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P13">
IVA 20%
</text:p>
          </table:table-cell>
          <table:table-cell office:value-type="string" table:number-columns-spanned="3" table:style-name="Table3.B5">
            <text:p text:style-name="Table_20_Contents">
20 %
</text:p>
          </table:table-cell>
          <table:covered-table-cell/>
          <table:covered-table-cell/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number-columns-spanned="2" table:style-name="Table3.A1">
            <text:p text:style-name="P13">
ALLEGATI DI PROGETTO
</text:p>
          </table:table-cell>
          <table:covered-table-cell/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P15">
FIRMA
</text:p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number-columns-spanned="3" table:style-name="Table3.D12">
            <text:p text:style-name="Table_20_Contents"/>
          </table:table-cell>
          <table:covered-table-cell/>
          <table:covered-table-cell/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number-columns-spanned="3" table:style-name="Table3.A1">
            <text:p text:style-name="P10">
<text:span text:style-name="Strong Emphasis">Cube S.r.l.</text:span>
</text:p>
          </table:table-cell>
          <table:covered-table-cell/>
          <table:covered-table-cell/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</table:table>
      <text:p text:style-name="Standard">
<text:span text:style-name="Strong_20_Emphasis"/>
</text:p>
    </office:text>
  </office:body>
</office:document-content>
</file>

<file path=styles.xml><?xml version="1.0" encoding="utf-8"?>
<office:document-styles xmlns:number="urn:oasis:names:tc:opendocument:xmlns:datastyle:1.0" xmlns:dr3d="urn:oasis:names:tc:opendocument:xmlns:dr3d:1.0" xmlns:oooc="http://openoffice.org/2004/calc" xmlns:script="urn:oasis:names:tc:opendocument:xmlns:script:1.0" xmlns:math="http://www.w3.org/1998/Math/MathML" xmlns:dom="http://www.w3.org/2001/xml-events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form="urn:oasis:names:tc:opendocument:xmlns:form:1.0" xmlns:draw="urn:oasis:names:tc:opendocument:xmlns:drawing:1.0" xmlns:office="urn:oasis:names:tc:opendocument:xmlns:office:1.0" xmlns:fo="urn:oasis:names:tc:opendocument:xmlns:xsl-fo-compatible:1.0" xmlns:dc="http://purl.org/dc/elements/1.1/" xmlns:xlink="http://www.w3.org/1999/xlink" xmlns:ooow="http://openoffice.org/2004/writer" xmlns:chart="urn:oasis:names:tc:opendocument:xmlns:chart:1.0" xmlns:style="urn:oasis:names:tc:opendocument:xmlns:style:1.0" office:version="1.1">
  <office:font-face-decls>
    <style:font-face style:name="StarSymbol" svg:font-family="StarSymbol"/>
    <style:font-face style:name="Verdana" style:font-family-generic="swiss" svg:font-family="Verdana"/>
    <style:font-face style:name="Monospace" style:font-pitch="fixed" svg:font-family="Monospace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2" style:font-pitch="variable" style:font-family-generic="swiss" svg:font-family="'Trebuchet MS'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styles>
    <style:default-style style:family="graphic">
      <style:graphic-properties style:flow-with-text="false" draw:shadow-offset-x="0.3cm" draw:start-line-spacing-vertical="0.283cm" draw:end-line-spacing-horizontal="0.283cm" draw:shadow-offset-y="0.3cm" draw:start-line-spacing-horizontal="0.283cm" draw:end-line-spacing-vertical="0.283cm"/>
      <style:paragraph-properties style:writing-mode="lr-tb" style:text-autospace="ideograph-alpha" style:font-independent-line-spacing="false" style:line-break="strict">
        <style:tab-stops/>
      </style:paragraph-properties>
      <style:text-properties fo:country="IT" style:country-asian="none" fo:font-size="12pt" style:font-size-asian="10.5pt" fo:language="it" style:font-size-complex="12pt" style:language-asian="zxx" style:country-complex="none" style:use-window-font-color="true" style:language-complex="zxx" style:letter-kerning="true"/>
    </style:default-style>
    <style:default-style style:family="paragraph">
      <style:paragraph-properties style:punctuation-wrap="hanging" style:writing-mode="page" style:text-autospace="ideograph-alpha" fo:hyphenation-ladder-count="no-limit" style:line-break="strict" style:tab-stop-distance="1.251cm"/>
      <style:text-properties fo:country="IT" style:country-asian="none" fo:font-size="12pt" fo:hyphenate="false" style:font-name-asian="DejaVu Sans" fo:hyphenation-push-char-count="2" style:font-name-complex="DejaVu Sans" style:font-size-asian="10.5pt" fo:language="it" style:font-size-complex="12pt" style:language-asian="zxx" style:country-complex="none" style:use-window-font-color="true" fo:hyphenation-remain-char-count="2" style:language-complex="zxx" style:letter-kerning="true" style:font-name="Times New Roma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      <style:paragraph-properties fo:background-color="transparent">
        <style:background-image/>
      </style:paragraph-properties>
      <style:text-properties style:font-size-asian="10.5pt" style:font-name="Trebuchet MS"/>
    </style:style>
    <style:style style:name="Heading" style:class="text" style:next-style-name="Text_20_body" style:parent-style-name="Standard" style:family="paragraph">
      <style:paragraph-properties fo:keep-with-next="always" fo:margin-bottom="0.212cm" fo:margin-top="0.423cm"/>
      <style:text-properties fo:font-size="14pt" style:font-name-asian="DejaVu Sans" style:font-name-complex="DejaVu Sans" style:font-size-asian="14pt" style:font-size-complex="14pt" style:font-name="Arial"/>
    </style:style>
    <style:style style:name="Text_20_body" style:class="text" style:parent-style-name="Standard" style:display-name="Text body" style:family="paragraph">
      <style:paragraph-properties fo:margin-bottom="0.212cm" fo:margin-top="0cm"/>
    </style:style>
    <style:style style:name="List" style:class="list" style:parent-style-name="Text_20_body" style:family="paragraph">
      <style:text-properties style:font-size-asian="12pt"/>
    </style:style>
    <style:style style:name="Caption" style:class="extra" style:parent-style-name="Standard" style:family="paragraph">
      <style:paragraph-properties fo:margin-bottom="0.212cm" fo:margin-top="0.212cm" text:line-number="0" text:number-lines="false"/>
      <style:text-properties fo:font-size="12pt" style:font-style-asian="italic" style:font-size-asian="12pt" style:font-style-complex="italic" style:font-size-complex="12pt" fo:font-style="italic"/>
    </style:style>
    <style:style style:name="Index" style:class="index" style:parent-style-name="Standard" style:family="paragraph">
      <style:paragraph-properties text:line-number="0" text:number-lines="false"/>
      <style:text-properties style:font-size-asian="12pt"/>
    </style:style>
    <style:style style:name="Header" style:class="extra" style:parent-style-name="Standard" style:family="paragraph">
      <style:paragraph-properties text:line-number="0" text:number-lines="false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class="extra" style:parent-style-name="Standard" style:family="paragraph" style:master-page-name="">
      <style:paragraph-properties style:shadow="none" fo:background-color="transparent" text:line-number="0" text:number-lines="false" style:page-number="auto">
        <style:tab-stops>
          <style:tab-stop style:position="8.795cm" style:type="center"/>
          <style:tab-stop style:position="17.59cm" style:type="right"/>
        </style:tab-stops>
        <style:background-image/>
      </style:paragraph-properties>
      <style:text-properties fo:font-size="10pt" style:font-size-asian="10.5pt"/>
    </style:style>
    <style:style style:name="Table_20_Contents" style:class="extra" style:parent-style-name="Standard" style:display-name="Table Contents" style:family="paragraph">
      <style:paragraph-properties style:shadow="none" fo:background-color="transparent" text:line-number="0" text:number-lines="false">
        <style:background-image/>
      </style:paragraph-properties>
      <style:text-properties fo:font-size="10.5pt" style:font-size-asian="10.5pt"/>
    </style:style>
    <style:style style:name="Table_20_Heading" style:class="extra" style:parent-style-name="Table_20_Contents" style:display-name="Table Heading" style:family="paragraph">
      <style:paragraph-properties text:line-number="0" style:justify-single-word="false" text:number-lines="false" fo:text-align="center"/>
      <style:text-properties fo:font-weight="bold" style:font-weight-complex="bold" style:font-weight-asian="bold"/>
    </style:style>
    <style:style style:name="Contents_20_5" style:class="index" style:parent-style-name="Index" style:display-name="Contents 5" style:family="paragraph">
      <style:paragraph-properties fo:text-indent="0cm" style:auto-text-indent="false" fo:margin-left="1.997cm" fo:margin-right="0cm">
        <style:tab-stops>
          <style:tab-stop style:position="15.593cm" style:leader-style="dotted" style:type="right" style:leader-text="."/>
        </style:tab-stops>
      </style:paragraph-properties>
    </style:style>
    <style:style style:name="Categoria" style:parent-style-name="Heading" style:family="paragraph">
      <style:text-properties fo:font-size="11pt" fo:font-weight="bold" style:font-name="Trebuchet MS1"/>
    </style:style>
    <style:style style:name="Ruby_20_Code" style:display-name="Ruby Code" style:family="text">
      <style:text-properties style:font-size-asian="10.5pt" fo:background-color="#5c8526" style:font-name="Trebuchet MS"/>
    </style:style>
    <style:style style:name="Ruby_20_Block" style:parent-style-name="Ruby_20_Code" style:display-name="Ruby Block" style:family="text">
      <style:text-properties style:font-size-asian="10.5pt" fo:background-color="#800000" style:font-name="Trebuchet MS"/>
    </style:style>
    <style:style style:name="Ruby_20_Literal" style:parent-style-name="Ruby_20_Block" style:display-name="Ruby Literal" style:family="text">
      <style:text-properties style:font-size-asian="10.5pt" fo:background-color="#2300dc" style:font-name="Trebuchet MS"/>
    </style:style>
    <style:style style:name="Ruby_20_Value" style:parent-style-name="Ruby_20_Literal" style:display-name="Ruby Value" style:family="text">
      <style:text-properties style:font-size-asian="10.5pt" fo:background-color="#ffb515" style:font-name="Trebuchet MS"/>
    </style:style>
    <style:style style:name="Main_20_index_20_entry" style:display-name="Main index entry" style:family="text">
      <style:text-properties fo:font-weight="bold" style:font-weight-complex="bold" style:font-weight-asian="bold"/>
    </style:style>
    <style:style style:name="Source_20_Text" style:display-name="Source Text" style:family="text">
      <style:text-properties style:font-name-asian="DejaVu Sans Mono" style:font-name-complex="DejaVu Sans Mono" style:font-name="DejaVu Sans Mono"/>
    </style:style>
    <style:style style:name="Strong_20_Emphasis" style:display-name="Strong Emphasis" style:family="text">
      <style:text-properties fo:font-weight="bold" style:font-weight-complex="bold" style:font-weight-asian="bold"/>
    </style:style>
    <style:style style:name="Example" style:family="text">
      <style:text-properties style:font-name-asian="DejaVu Sans Mono" style:font-name-complex="DejaVu Sans Mono" style:font-name="DejaVu Sans Mono"/>
    </style:style>
    <style:style style:name="Emphasis" style:family="text">
      <style:text-properties style:font-style-asian="italic" style:font-style-complex="italic" fo:font-style="italic"/>
    </style:style>
    <style:style style:name="Definition" style:family="text"/>
    <style:style style:name="Placeholder" style:family="text">
      <style:text-properties fo:font-variant="small-caps" style:text-underline-color="font-color" fo:color="#008080" style:text-underline-style="dotted" style:text-underline-width="auto"/>
    </style:style>
    <style:style style:name="Rubies" style:family="text">
      <style:text-properties fo:font-size="6pt" style:font-size-asian="6pt" style:text-emphasize="none" style:font-size-complex="6pt" style:text-underline-style="none"/>
    </style:style>
    <style:style style:name="Bullet_20_Symbols" style:display-name="Bullet Symbols" style:family="text">
      <style:text-properties fo:font-size="9pt" style:font-name-asian="StarSymbol" style:font-name-complex="StarSymbol" style:font-size-asian="9pt" style:font-size-complex="9pt" style:font-name="StarSymbol"/>
    </style:style>
    <style:style style:name="Page_20_Number" style:display-name="Page Number" style:family="text"/>
    <style:style style:name="Graphics" style:family="graphic">
      <style:graphic-properties text:anchor-type="paragraph" style:number-wrapped-paragraphs="no-limit" svg:x="0cm" style:horizontal-pos="center" style:wrap="dynamic" svg:y="0cm" style:vertical-rel="paragraph" style:wrap-contour="false" style:horizontal-rel="paragraph" style:vertical-pos="top"/>
    </style:style>
    <style:style style:name="OLE" style:family="graphic">
      <style:graphic-properties text:anchor-type="paragraph" style:number-wrapped-paragraphs="no-limit" svg:x="0cm" style:horizontal-pos="center" style:wrap="dynamic" svg:y="0cm" style:vertical-rel="paragraph" style:wrap-contour="false" style:horizontal-rel="paragraph" style:vertical-pos="top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footnotes-position="page" text:start-value="0" text:note-class="footnote" text:start-numbering-at="document"/>
    <text:notes-configuration style:num-format="i" text:start-value="0" text:note-class="endnote"/>
    <text:linenumbering-configuration style:num-format="1" text:number-position="left" text:increment="5" text:number-lines="false" text:offset="0.499cm"/>
  </office:styles>
  <office:automatic-styles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</style:style>
    <style:style style:name="P3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T1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cm 0cm 0cm 0cm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cm 0cm 0cm 0cm)" draw:red="0%" draw:luminance="0%" draw:gamma="100%" style:run-through="background" style:horizontal-rel="paragraph" style:mirror="none" draw:color-inversion="false" style:vertical-pos="from-top"/>
    </style:style>
    <style:page-layout style:name="pm1">
      <style:page-layout-properties style:num-format="1" fo:margin-bottom="2cm" style:writing-mode="lr-tb" fo:margin-top="2cm" fo:page-height="27.94cm" style:print-orientation="portrait" fo:margin-left="2cm" fo:margin-right="2cm" style:footnote-max-height="0cm" fo:page-width="21.59cm">
        <style:footnote-sep style:distance-before-sep="0.101cm" style:color="#000000" style:adjustment="left" style:rel-width="25%" style:width="0.018cm" style:distance-after-sep="0.101cm"/>
      </style:page-layout-properties>
      <style:header-style>
        <style:header-footer-properties fo:margin-bottom="0.499cm" fo:min-height="0cm" fo:margin-left="0cm" fo:margin-right="0cm"/>
      </style:header-style>
      <style:footer-style/>
    </style:page-layout>
    <style:page-layout style:name="pm2">
      <style:page-layout-properties style:num-format="1" fo:margin-bottom="0.508cm" style:shadow="none" style:writing-mode="lr-tb" fo:margin-top="0.508cm" fo:background-color="transparent" fo:page-height="29.693cm" style:print-orientation="portrait" fo:margin-left="2.032cm" fo:margin-right="2.032cm" style:footnote-max-height="0cm" fo:page-width="21.006cm">
        <style:background-image/>
        <style:columns fo:column-gap="0cm" fo:column-count="1"/>
        <style:footnote-sep style:distance-before-sep="0.101cm" style:color="#000000" style:adjustment="left" style:rel-width="25%" style:width="0.018cm" style:distance-after-sep="0.101cm"/>
      </style:page-layout-properties>
      <style:header-style>
        <style:header-footer-properties fo:margin-bottom="0.508cm" fo:min-height="0.61cm" fo:margin-left="0cm" fo:margin-right="0cm" style:dynamic-spacing="false"/>
      </style:header-style>
      <style:footer-style>
        <style:header-footer-properties fo:margin-top="0.508cm" fo:min-height="1.016cm" fo:margin-left="0cm" fo:margin-right="0.762cm" style:dynamic-spacing="false"/>
      </style:footer-style>
    </style:page-layout>
    <style:page-layout style:name="pm3">
      <style:page-layout-properties style:num-format="1" fo:margin-bottom="2cm" style:writing-mode="lr-tb" fo:margin-top="2cm" fo:page-height="27.94cm" style:print-orientation="portrait" fo:margin-left="2cm" fo:margin-right="2cm" style:footnote-max-height="0cm" fo:page-width="21.59cm">
        <style:footnote-sep style:distance-before-sep="0.101cm" style:color="#000000" style:adjustment="left" style:rel-width="25%" style:width="0.018cm" style:distance-after-sep="0.101cm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
<draw:frame text:anchor-type="paragraph" draw:name="graphics1" svg:x="0.037cm" svg:y="0.011cm" svg:height="0.847cm" draw:z-index="0" draw:style-name="fr1" svg:width="0.847cm">
<draw:image xlink:href="Pictures/1000020100000020000000209CD9549D.png" xlink:type="simple" xlink:show="embed" xlink:actuate="onLoad"/>
</draw:frame>
options.company.ragionesociale
</text:p>
        <text:p text:style-name="P2">
options.company.indirizzo
</text:p>
        <text:p text:style-name="Header"/>
        <text:p text:style-name="Header"/>
      </style:header>
    </style:master-page>
    <style:master-page style:name="Fattura" style:page-layout-name="pm2">
      <style:header>
        <text:p text:style-name="P3">
<draw:frame text:anchor-type="paragraph" draw:name="graphics2" svg:x="0.046cm" svg:y="0.159cm" svg:height="1.799cm" draw:z-index="0" draw:style-name="fr1" svg:width="7.204cm">
<draw:image xlink:href="Pictures/10000000000001080000003E4C04DCBB.jpg" xlink:type="simple" xlink:show="embed" xlink:actuate="onLoad"/>
</draw:frame>
<draw:frame text:anchor-type="paragraph" draw:name="graphics3" svg:x="-0.658cm" svg:y="-0.503cm" svg:height="10.125cm" draw:z-index="1" draw:style-name="fr1" svg:width="0.423cm">
<draw:image xlink:href="Pictures/100000000000000C0000011F81378DB1.jpg" xlink:type="simple" xlink:show="embed" xlink:actuate="onLoad"/>
</draw:frame>
<text:span text:style-name="Strong Emphasis">Cube S.r.l.</text:span>
</text:p>
        <text:p text:style-name="P4">
Via del Fosso S.Andrea 201
</text:p>
        <text:p text:style-name="P4">
+39.06.79897096
</text:p>
        <text:p text:style-name="P4">
+39.06.79811982
</text:p>
        <text:p text:style-name="P4">
08564941006
</text:p>
        <text:p text:style-name="P4">
<draw:frame text:anchor-type="paragraph" draw:name="graphics4" svg:x="16.521cm" svg:y="17.332cm" svg:height="9.172cm" draw:z-index="2" draw:style-name="fr2" svg:width="1.129cm">
<draw:image xlink:href="Pictures/10000000000000200000010404F9A28D.jpg" xlink:type="simple" xlink:show="embed" xlink:actuate="onLoad"/>
</draw:frame>
www.cubestudio.it
</text:p>
      </style:header>
      <style:footer>
        <text:p text:style-name="P5">
<text:span text:style-name="Page_20_Number"/>
</text:p>
        <text:p text:style-name="P5">
<text:span text:style-name="Page_20_Number">
Pagina 
<text:s/>
</text:span>
<text:span text:style-name="Page_20_Number">
<text:page-number text:select-page="current">
1
</text:page-number>
</text:span>
<text:span text:style-name="Page_20_Number">
 di 
</text:span>
<text:span text:style-name="Page_20_Number">
<text:page-count>
1
</text:page-count>
</text:span>
</text:p>
        <text:p text:style-name="Footer"/>
      </style:footer>
    </style:master-page>
    <style:master-page style:name="First_20_Page" style:next-style-name="Standard" style:display-name="First Pag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andreab</meta:initial-creator>
    <meta:creation-date>2009-04-15T14:43:35</meta:creation-date>
    <dc:creator>andreab</dc:creator>
    <dc:date>2009-04-17T11:12:37</dc:date>
    <meta:editing-cycles>223</meta:editing-cycles>
    <meta:editing-duration>PT9H39M45S</meta:editing-duration>
    <meta:user-defined meta:name="Info 1"/>
    <meta:user-defined meta:name="Info 2"/>
    <meta:user-defined meta:name="Info 3"/>
    <meta:user-defined meta:name="Info 4"/>
    <meta:document-statistic meta:table-count="3" meta:image-count="4" meta:object-count="0" meta:page-count="1" meta:paragraph-count="41" meta:word-count="85" meta:character-count="837"/>
  </office:meta>
</office:document-meta>
</file>